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0.101cm" fo:break-before="page" table:align="margins"/>
    </style:style>
    <style:style style:name="Table1.A" style:family="table-column">
      <style:table-column-properties style:column-width="5.025cm" style:rel-column-width="16383*"/>
    </style:style>
    <style:style style:name="Table1.B" style:family="table-column">
      <style:table-column-properties style:column-width="5.025cm" style:rel-column-width="1638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 fo:text-align="center" style:justify-single-word="false"/>
      <style:text-properties style:font-name="Consolas" fo:font-weight="bold" officeooo:rsid="001947a2" officeooo:paragraph-rsid="001947a2" style:font-weight-asian="bold" style:font-weight-complex="bold"/>
    </style:style>
    <style:style style:name="P2" style:family="paragraph" style:parent-style-name="Frame_20_contents">
      <style:text-properties style:font-name="Consolas" fo:font-weight="bold" officeooo:rsid="001947a2" officeooo:paragraph-rsid="001947a2" style:font-weight-asian="bold" style:font-weight-complex="bold"/>
    </style:style>
    <style:style style:name="P3" style:family="paragraph" style:parent-style-name="Table_20_Contents">
      <style:text-properties style:font-name="Consolas" fo:font-weight="bold" officeooo:rsid="0018077e" officeooo:paragraph-rsid="0018077e" style:font-weight-asian="bold" style:font-weight-complex="bold"/>
    </style:style>
    <style:style style:name="P4" style:family="paragraph" style:parent-style-name="Frame_20_contents">
      <style:text-properties style:font-name="Consolas" officeooo:paragraph-rsid="001947a2"/>
    </style:style>
    <style:style style:name="P5" style:family="paragraph" style:parent-style-name="Frame_20_contents">
      <style:paragraph-properties fo:text-align="center" style:justify-single-word="false"/>
      <style:text-properties style:font-name="Consolas" officeooo:rsid="001ae2fc" officeooo:paragraph-rsid="001ae2fc"/>
    </style:style>
    <style:style style:name="P6" style:family="paragraph" style:parent-style-name="Table_20_Contents">
      <style:text-properties style:font-name="Consolas" officeooo:rsid="0018077e" officeooo:paragraph-rsid="0018077e"/>
    </style:style>
    <style:style style:name="P7" style:family="paragraph" style:parent-style-name="Standard">
      <style:text-properties officeooo:paragraph-rsid="00174dc1"/>
    </style:style>
    <style:style style:name="P8" style:family="paragraph" style:parent-style-name="Frame_20_contents">
      <style:paragraph-properties fo:text-align="center" style:justify-single-word="false"/>
      <style:text-properties style:font-name="Consolas" fo:font-weight="bold" officeooo:rsid="001947a2" officeooo:paragraph-rsid="001947a2" style:font-weight-asian="bold" style:font-weight-complex="bold"/>
    </style:style>
    <style:style style:name="P9" style:family="paragraph" style:parent-style-name="Frame_20_contents">
      <style:text-properties style:font-name="Consolas" officeooo:rsid="00223976" officeooo:paragraph-rsid="00223976"/>
    </style:style>
    <style:style style:name="P10" style:family="paragraph" style:parent-style-name="Frame_20_contents">
      <style:text-properties style:font-name="Consolas" officeooo:rsid="0022f66b" officeooo:paragraph-rsid="0022f66b"/>
    </style:style>
    <style:style style:name="P11" style:family="paragraph">
      <style:paragraph-properties fo:text-align="center"/>
    </style:style>
    <style:style style:name="T1" style:family="text">
      <style:text-properties fo:font-size="12pt" fo:font-style="normal" fo:font-weight="normal" style:font-size-asian="12pt" style:font-style-asian="normal" style:font-weight-asian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officeooo:rsid="00217943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20c850" style:font-style-asian="italic" style:font-weight-asian="normal" style:font-style-complex="italic" style:font-weight-complex="normal"/>
    </style:style>
    <style:style style:name="T5" style:family="text">
      <style:text-properties fo:font-style="normal" fo:font-weight="normal" officeooo:rsid="0020c850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217943" style:font-style-asian="normal" style:font-weight-asian="normal" style:font-style-complex="normal" style:font-weight-complex="normal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101cm" fo:border="1.5pt solid #000000"/>
    </style:style>
    <style:style style:name="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4cm" fo:border="1.5pt solid #000000"/>
    </style:style>
    <style:style style:name="fr4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4cm" fo:border="1.5pt solid #000000" style:flow-with-text="true"/>
    </style:style>
    <style:style style:name="fr5" style:family="graphic" style:parent-style-name="Frame">
      <style:graphic-properties style:run-through="foreground" style:wrap="none" style:vertical-pos="from-top" style:vertical-rel="paragraph" style:horizontal-pos="from-left" style:horizontal-rel="paragraph" fo:padding="0.15cm" fo:border="none">
        <style:columns fo:column-count="1" fo:column-gap="0cm"/>
      </style:graphic-properties>
    </style:style>
    <style:style style:name="gr1" style:family="graphic">
      <style:graphic-properties svg:stroke-width="0.03cm" svg:stroke-color="#000000" draw:marker-start-width="0.434cm" draw:marker-end="Arrow" draw:marker-end-width="0.344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000000" draw:marker-start-width="0.499cm" draw:marker-end="Arrow_20_short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49cm" svg:stroke-color="#000000" draw:marker-start-width="0.42cm" draw:marker-end="Arrow_20_short" draw:marker-end-width="0.4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5" draw:name="Frame1" text:anchor-type="paragraph" svg:x="0.152cm" svg:y="11.105cm" svg:width="20.401cm" draw:z-index="0"><draw:text-box fo:min-height="4.235cm"><table:table table:name="Table1" table:style-name="Table1"><table:table-column table:style-name="Table1.A"/><table:table-column table:style-name="Table1.B" table:number-columns-repeated="3"/><table:table-row table:style-name="TableLine94670299445312"><table:table-cell table:style-name="Table1.A1" office:value-type="string"><text:p text:style-name="P6"/></table:table-cell><table:table-cell table:style-name="Table1.A1" office:value-type="string"><text:p text:style-name="P3">ValueType</text:p></table:table-cell><table:table-cell table:style-name="Table1.A1" office:value-type="string"><text:p text:style-name="P3">ValueTypeFlags</text:p></table:table-cell><table:table-cell table:style-name="Table1.D1" office:value-type="string"><text:p text:style-name="P3">ValueTypeIndex</text:p></table:table-cell></table:table-row><table:table-row table:style-name="TableLine94670299485840"><table:table-cell table:style-name="Table1.A2" office:value-type="string"><text:p text:style-name="P3">VT_NONE</text:p></table:table-cell><table:table-cell table:style-name="Table1.A2" office:value-type="string"><text:p text:style-name="P6">0b00000000 (0)</text:p></table:table-cell><table:table-cell table:style-name="Table1.A2" office:value-type="string"><text:p text:style-name="P6">N/A</text:p></table:table-cell><table:table-cell table:style-name="Table1.D2" office:value-type="string"><text:p text:style-name="P6">N/A</text:p></table:table-cell></table:table-row><table:table-row table:style-name="TableLine94670296028192"><table:table-cell table:style-name="Table1.A2" office:value-type="string"><text:p text:style-name="P3">VT_CO2</text:p></table:table-cell><table:table-cell table:style-name="Table1.A2" office:value-type="string"><text:p text:style-name="P6">0b00000001 (1)</text:p></table:table-cell><table:table-cell table:style-name="Table1.A2" office:value-type="string"><text:p text:style-name="P6">1 &lt;&lt; 0</text:p></table:table-cell><table:table-cell table:style-name="Table1.D2" office:value-type="string"><text:p text:style-name="P6">0</text:p></table:table-cell></table:table-row><table:table-row table:style-name="TableLine94670296029072"><table:table-cell table:style-name="Table1.A2" office:value-type="string"><text:p text:style-name="P3">VT_PRESSURE</text:p></table:table-cell><table:table-cell table:style-name="Table1.A2" office:value-type="string"><text:p text:style-name="P6">0b00000010 (2)</text:p></table:table-cell><table:table-cell table:style-name="Table1.A2" office:value-type="string"><text:p text:style-name="P6">1 &lt;&lt; 1</text:p></table:table-cell><table:table-cell table:style-name="Table1.D2" office:value-type="string"><text:p text:style-name="P6">1</text:p></table:table-cell></table:table-row><table:table-row table:style-name="TableLine94670296030128"><table:table-cell table:style-name="Table1.A2" office:value-type="string"><text:p text:style-name="P3">VT_ALTITUDE</text:p></table:table-cell><table:table-cell table:style-name="Table1.A2" office:value-type="string"><text:p text:style-name="P6">0b00000100 (4)</text:p></table:table-cell><table:table-cell table:style-name="Table1.A2" office:value-type="string"><text:p text:style-name="P6">1 &lt;&lt; 2</text:p></table:table-cell><table:table-cell table:style-name="Table1.D2" office:value-type="string"><text:p text:style-name="P6">2</text:p></table:table-cell></table:table-row><table:table-row table:style-name="TableLine94670296031568"><table:table-cell table:style-name="Table1.A2" office:value-type="string"><text:p text:style-name="P3">VT_TEMPERATURE</text:p></table:table-cell><table:table-cell table:style-name="Table1.A2" office:value-type="string"><text:p text:style-name="P6">0b00001000 (8)</text:p></table:table-cell><table:table-cell table:style-name="Table1.A2" office:value-type="string"><text:p text:style-name="P6">1 &lt;&lt; 3</text:p></table:table-cell><table:table-cell table:style-name="Table1.D2" office:value-type="string"><text:p text:style-name="P6">3</text:p></table:table-cell></table:table-row><table:table-row table:style-name="TableLine94670296032608"><table:table-cell table:style-name="Table1.A2" office:value-type="string"><text:p text:style-name="P3">VT_HUMIDITY</text:p></table:table-cell><table:table-cell table:style-name="Table1.A2" office:value-type="string"><text:p text:style-name="P6">0b00010000 (16)</text:p></table:table-cell><table:table-cell table:style-name="Table1.A2" office:value-type="string"><text:p text:style-name="P6">1 &lt;&lt; 4</text:p></table:table-cell><table:table-cell table:style-name="Table1.D2" office:value-type="string"><text:p text:style-name="P6">4</text:p></table:table-cell></table:table-row></table:table><text:p text:style-name="P7"/></draw:text-box></draw:frame><draw:frame draw:style-name="fr4" draw:name="Frame2" text:anchor-type="paragraph" svg:x="3.066cm" svg:y="2.828cm" draw:z-index="1"><draw:text-box fo:min-height="0.34cm" fo:min-width="0.34cm"><text:p text:style-name="P1"><draw:line text:anchor-type="paragraph" draw:z-index="15" draw:name="Line 2" draw:style-name="gr2" draw:text-style-name="P11" svg:x1="1.983cm" svg:y1="0.222cm" svg:x2="7.516cm" svg:y2="1.783cm"><text:p/></draw:line><draw:line text:anchor-type="paragraph" draw:z-index="9" draw:name="Line 3" draw:style-name="gr3" draw:text-style-name="P11" svg:x1="0.663cm" svg:y1="3.15cm" svg:x2="0.689cm" svg:y2="4.984cm"><text:p/></draw:line>Sensor</text:p></draw:text-box></draw:frame><draw:frame draw:style-name="fr3" draw:name="Frame3" text:anchor-type="paragraph" svg:x="20.211cm" svg:y="2.896cm" draw:z-index="2"><draw:text-box fo:min-height="0.34cm" fo:min-width="0.34cm"><text:p text:style-name="P2"><draw:line text:anchor-type="paragraph" draw:z-index="14" draw:name="Line 8" draw:style-name="gr3" draw:text-style-name="P11" svg:x1="1.087cm" svg:y1="3.671cm" svg:x2="1.087cm" svg:y2="5.128cm"><text:p/></draw:line>Actuator</text:p></draw:text-box></draw:frame><draw:frame draw:style-name="fr1" draw:name="Frame5" text:anchor-type="paragraph" svg:x="-0.215cm" svg:y="5.939cm" draw:z-index="3"><draw:text-box fo:min-height="0.34cm" fo:min-width="0.34cm"><text:p text:style-name="P4"><text:span text:style-name="T1">descriptor.getProvidableValueTypes(</text:span>)</text:p></draw:text-box></draw:frame><draw:frame draw:style-name="fr1" draw:name="Frame6" text:anchor-type="paragraph" svg:x="17.475cm" svg:y="6.034cm" draw:z-index="4"><draw:text-box fo:min-height="0.97cm" fo:min-width="0.041cm"><text:p text:style-name="P5">descriptor.getRequiredValueTypes()<text:line-break/>descriptor.getOptionalValueTypes()</text:p></draw:text-box></draw:frame><draw:frame draw:style-name="fr2" draw:name="Frame4" text:anchor-type="paragraph" svg:x="11.035cm" svg:y="0.379cm" draw:z-index="5"><draw:text-box fo:min-height="0.75cm" fo:min-width="0.75cm"><text:p text:style-name="P1">ValueProvider<text:line-break/><text:span text:style-name="T5">VT_</text:span><text:span text:style-name="T4">X</text:span></text:p></draw:text-box></draw:frame><draw:frame draw:style-name="fr2" draw:name="Frame7" text:anchor-type="paragraph" svg:x="11.035cm" svg:y="2.379cm" draw:z-index="6"><draw:text-box fo:min-height="0.75cm" fo:min-width="0.75cm"><text:p text:style-name="P1">ValueProvider<text:line-break/><text:span text:style-name="T5">VT_</text:span><text:span text:style-name="T3">Y</text:span></text:p></draw:text-box></draw:frame><draw:frame draw:style-name="fr2" draw:name="Frame8" text:anchor-type="paragraph" svg:x="11.035cm" svg:y="4.38cm" draw:z-index="7"><draw:text-box fo:min-height="0.75cm" fo:min-width="0.75cm"><text:p text:style-name="P1">ValueProvider<text:line-break/><text:span text:style-name="T5">VT_</text:span><text:span text:style-name="T3">Z</text:span></text:p></draw:text-box></draw:frame><draw:frame draw:style-name="fr1" draw:name="Frame10" text:anchor-type="paragraph" svg:x="20.322cm" svg:y="8.477cm" draw:z-index="16"><draw:text-box fo:min-height="0.34cm" fo:min-width="0.34cm"><text:p text:style-name="P9">VT_<text:span text:style-name="T2">X</text:span> | VT_<text:span text:style-name="T2">Z</text:span></text:p></draw:text-box></draw:frame><draw:frame draw:style-name="fr1" draw:name="Frame9" text:anchor-type="paragraph" svg:x="2.778cm" svg:y="8.266cm" draw:z-index="19"><draw:text-box fo:min-height="0.34cm" fo:min-width="0.34cm"><text:p text:style-name="P9">VT_<text:span text:style-name="T2">Y</text:span> | VT_<text:span text:style-name="T2">Z</text:span></text:p></draw:text-box></draw:frame><draw:frame draw:style-name="fr1" draw:name="Frame11" text:anchor-type="paragraph" svg:x="9.075cm" svg:y="9.377cm" draw:z-index="20"><draw:text-box fo:min-height="0.34cm" fo:min-width="0.34cm"><text:p text:style-name="P10">valueTypeToIndex(ValueType)</text:p></draw:text-box></draw:frame><draw:frame draw:style-name="fr1" draw:name="Frame12" text:anchor-type="paragraph" svg:x="8.678cm" svg:y="17.526cm" draw:z-index="21"><draw:text-box fo:min-height="0.34cm" fo:min-width="0.34cm"><text:p text:style-name="P10">indexToValueType(ValueTypeIndex)</text:p></draw:text-box></draw:frame><draw:line text:anchor-type="paragraph" draw:z-index="8" draw:name="Line 1" draw:style-name="gr2" draw:text-style-name="P11" svg:x1="5.502cm" svg:y1="3.503cm" svg:x2="11.035cm" svg:y2="3cm"><text:p/></draw:line><draw:line text:anchor-type="paragraph" draw:z-index="10" draw:name="Line 4" draw:style-name="gr2" draw:text-style-name="P11" svg:x1="14.656cm" svg:y1="0.937cm" svg:x2="20.21cm" svg:y2="3.318cm"><text:p/></draw:line><draw:line text:anchor-type="paragraph" draw:z-index="11" draw:name="Line 5" draw:style-name="gr2" draw:text-style-name="P11" svg:x1="14.656cm" svg:y1="5.091cm" svg:x2="20.21cm" svg:y2="3.662cm"><text:p/></draw:line><draw:line text:anchor-type="paragraph" draw:z-index="12" draw:name="Line 6" draw:style-name="gr3" draw:text-style-name="P11" svg:x1="4.209cm" svg:y1="4.226cm" svg:x2="4.209cm" svg:y2="5.939cm"><text:p/></draw:line><draw:line text:anchor-type="paragraph" draw:z-index="13" draw:name="Line 7" draw:style-name="gr3" draw:text-style-name="P11" svg:x1="21.724cm" svg:y1="4.295cm" svg:x2="21.724cm" svg:y2="6.008cm"><text:p/></draw:line><draw:path text:anchor-type="paragraph" draw:z-index="17" draw:name="Bézier curve 1" draw:style-name="gr1" draw:text-style-name="P11" svg:width="6.545cm" svg:height="4.154cm" draw:transform="skewX (-0.585557964044097) rotate (0.421497014356631) translate (7.30426388888889cm 11.255375cm)" svg:viewBox="0 0 6546 4155" svg:d="M0 0c5508 1 6546 4155 6546 4155"><text:p/></draw:path><draw:path text:anchor-type="paragraph" draw:z-index="18" draw:name="Bézier curve 2" draw:style-name="gr1" draw:text-style-name="P11" svg:width="6.545cm" svg:height="4.154cm" draw:transform="skewX (-0.585557964044097) rotate (-2.72009563923316) translate (17.6741666666667cm 16.1501666666667cm)" svg:viewBox="0 0 6546 4155" svg:d="M0 0c5508 1 6546 4155 6546 4155"><text:p/></draw:path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draw:marker draw:name="Arrow_20_short" draw:display-name="Arrow short" svg:viewBox="0 7 20 13" svg:d="M0 20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9T18:20:11.144784708</meta:creation-date>
    <dc:date>2022-01-20T20:39:22.722077466</dc:date>
    <meta:editing-duration>PT17M37S</meta:editing-duration>
    <meta:editing-cycles>5</meta:editing-cycles>
    <meta:generator>LibreOffice/7.2.5.2.0$Linux_X86_64 LibreOffice_project/20$Build-2</meta:generator>
    <meta:document-statistic meta:table-count="1" meta:image-count="0" meta:object-count="0" meta:page-count="1" meta:paragraph-count="38" meta:word-count="62" meta:character-count="477" meta:non-whitespace-character-count="453"/>
  </office:meta>
</office:document-meta>
</file>